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language="pl" fo:country="PL"/>
    </style:style>
    <style:style style:name="P2" style:family="paragraph" style:parent-style-name="Heading_20_2">
      <style:text-properties fo:language="pl" fo:country="PL"/>
    </style:style>
    <style:style style:name="P3" style:family="paragraph" style:parent-style-name="Standard">
      <style:paragraph-properties fo:text-align="start" style:justify-single-word="false"/>
      <style:text-properties fo:language="pl" fo:country="PL" officeooo:rsid="0018782d" officeooo:paragraph-rsid="0018782d"/>
    </style:style>
    <style:style style:name="P4" style:family="paragraph" style:parent-style-name="Standard">
      <style:paragraph-properties fo:text-align="center" style:justify-single-word="false"/>
      <style:text-properties fo:language="pl" fo:country="PL" officeooo:rsid="0018782d" officeooo:paragraph-rsid="0018782d"/>
    </style:style>
    <style:style style:name="P5" style:family="paragraph" style:parent-style-name="Standard">
      <style:paragraph-properties fo:text-align="start" style:justify-single-word="false"/>
      <style:text-properties fo:language="pl" fo:country="PL" fo:font-weight="bold" officeooo:rsid="0019ae4a" officeooo:paragraph-rsid="0019ae4a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pl" fo:country="PL" fo:font-weight="bold" officeooo:rsid="001ae3ce" officeooo:paragraph-rsid="001ae3ce" style:font-weight-asian="bold" style:font-weight-complex="bold"/>
    </style:style>
    <style:style style:name="P7" style:family="paragraph" style:parent-style-name="Standard">
      <style:text-properties fo:language="pl" fo:country="PL" fo:font-weight="bold" officeooo:rsid="001b5c9a" officeooo:paragraph-rsid="001b5c9a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pl" fo:country="PL" officeooo:rsid="0019ae4a" officeooo:paragraph-rsid="0019ae4a"/>
    </style:style>
    <style:style style:name="P9" style:family="paragraph" style:parent-style-name="Standard" style:list-style-name="L2">
      <style:text-properties fo:language="pl" fo:country="PL" officeooo:paragraph-rsid="001ae3ce"/>
    </style:style>
    <style:style style:name="P10" style:family="paragraph" style:parent-style-name="Standard" style:list-style-name="L2">
      <style:text-properties fo:language="pl" fo:country="PL" officeooo:rsid="001ae3ce" officeooo:paragraph-rsid="001ae3ce"/>
    </style:style>
    <style:style style:name="P11" style:family="paragraph" style:parent-style-name="Standard">
      <style:text-properties fo:language="pl" fo:country="PL" officeooo:rsid="001ae3ce" officeooo:paragraph-rsid="001ae3ce"/>
    </style:style>
    <style:style style:name="P12" style:family="paragraph" style:parent-style-name="Standard">
      <style:text-properties fo:language="pl" fo:country="PL" officeooo:rsid="001b5c9a" officeooo:paragraph-rsid="001b5c9a"/>
    </style:style>
    <style:style style:name="T1" style:family="text">
      <style:text-properties officeooo:rsid="001ae3c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d4c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Numer zajęć: 1</text:p>
      <text:p text:style-name="P3">Cel zajęć: Zapoznanie studenta ze środowiskiem developerskim, oraz mikrokontrolerem ESP32-S3.</text:p>
      <text:p text:style-name="P3"/>
      <text:h text:style-name="P2" text:outline-level="2">Zadania do wykonania</text:h>
      <text:p text:style-name="P4"/>
      <text:p text:style-name="P5">Zadanie 1</text:p>
      <text:p text:style-name="P5"/>
      <text:p text:style-name="P8">Ustaw, wymyśloną przez siebie, nazwę urządzenia.</text:p>
      <text:p text:style-name="P8"/>
      <text:p text:style-name="P6">Zadanie 2</text:p>
      <text:p text:style-name="P6"/>
      <text:list xml:id="list3320585953" text:style-name="L2">
        <text:list-item>
          <text:p text:style-name="P9"><text:span text:style-name="T1">Podłącz diodę LED do GPIO4.</text:span></text:p>
        </text:list-item>
        <text:list-item>
          <text:p text:style-name="P10">Zaimplementuj następującą logikę diody LED:</text:p>
          <text:list>
            <text:list-item>
              <text:p text:style-name="P10">telefon podłączony z urządzeniem → dioda LED zapalona,</text:p>
            </text:list-item>
            <text:list-item>
              <text:p text:style-name="P10">telefon <text:span text:style-name="T3">rozłączony </text:span>z urządzeniem → dioda LED zgaszona.</text:p>
            </text:list-item>
          </text:list>
        </text:list-item>
      </text:list>
      <text:p text:style-name="P11"/>
      <text:p text:style-name="P7">Zadanie 3</text:p>
      <text:p text:style-name="P12"/>
      <text:p text:style-name="P12">Zrandomizuj, przed każdym odczytem, wartość parametru <text:span text:style-name="T2">heart rate</text:span>.</text:p>
      <text:p text:style-name="P12"/>
      <text:p text:style-name="P7">Zadanie 4</text:p>
      <text:p text:style-name="P12"/>
      <text:p text:style-name="P12">Zmień sposób dostępu do parametru <text:span text:style-name="T2">heart rate</text:span> z <text:span text:style-name="T2">read-only </text:span>na <text:span text:style-name="T2">subscribe-notify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2" svg:font-family="FreeSans" style:font-family-generic="swiss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1" svg:font-family="FreeSans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Drawing_20_Style" style:display-name="Default Drawing Style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6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name-asian="Bitstream Vera Sans" style:font-family-asian="'Bitstream Vera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Default_20_Drawing_20_Style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1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3pt" fo:font-style="normal" fo:text-shadow="none" style:text-underline-style="none" fo:font-weight="bold" style:letter-kerning="true" style:font-name-asian="Bitstream Vera Sans" style:font-family-asian="'Bitstream Vera Sans'" style:font-family-generic-asian="system" style:font-pitch-asian="variable" style:font-size-asian="33pt" style:font-style-asian="normal" style:font-weight-asian="bold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Bitstream Vera Sans" style:font-family-asian="'Bitstream Vera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" fo:font-family="'Liberation Sans'" style:font-family-generic="roman" style:font-pitch="variable" fo:font-size="12pt" style:letter-kerning="true" style:font-name-asian="Bitstream Vera Sans" style:font-family-asian="'Bitstream Vera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GB">£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GB">£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GB">£</number:currency-symbol>
      <number:number number:decimal-places="2" number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GB">£</number:currency-symbol>
      <number:number number:decimal-places="2" number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number:min-decimal-places="0" number:min-integer-digits="1" number:grouping="true"/>
      <number:text> </number:text>
    </number:number-style>
    <number:number-style style:name="N10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</number:text>
    </number:number-style>
    <number:number-style style:name="N10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7P0"/>
    </number:number-style>
    <number:currency-style style:name="N108P0" style:volatile="true"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GB">£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9">
      <number:text>-</number:text>
      <number:currency-symbol number:language="en" number:country="GB">£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9P0"/>
    </number:currency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prowadzenie do systemów IoT – Laboratoriu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8T19:48:44.347805534</meta:creation-date>
    <dc:date>2022-12-18T20:27:07.763239130</dc:date>
    <meta:editing-duration>PT28M12S</meta:editing-duration>
    <meta:editing-cycles>5</meta:editing-cycles>
    <meta:generator>LibreOffice/7.0.4.2$Linux_X86_64 LibreOffice_project/00$Build-2</meta:generator>
    <meta:document-statistic meta:table-count="0" meta:image-count="0" meta:object-count="0" meta:page-count="1" meta:paragraph-count="15" meta:word-count="84" meta:character-count="582" meta:non-whitespace-character-count="516"/>
  </office:meta>
</office:document-meta>
</file>